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shapes>
          <draw:frame draw:z-index="0" draw:style-name="gr1" draw:text-style-name="P1" svg:width="22.689cm" svg:height="12.776cm" svg:x="21.471cm" svg:y="3.268cm">
            <draw:object draw:notify-on-update-of-ranges="Bileog1.A2:Bileog1.A85 Bileog1.B1:Bileog1.B1 Bileog1.B2:Bileog1.B85 Bileog1.A2:Bileog1.A85 Bileog1.C1:Bileog1.C1 Bileog1.C2:Bileog1.C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c2000</text:p>
          </table:table-cell>
          <table:table-cell office:value-type="string" calcext:value-type="string">
            <text:p>auc200</text:p>
          </table:table-cell>
          <table:table-cell office:value-type="string" calcext:value-type="string">
            <text:p>auc4000</text:p>
          </table:table-cell>
          <table:table-cell office:value-type="string" calcext:value-type="string">
            <text:p>auc800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0.683871" calcext:value-type="float">
            <text:p>0.683871</text:p>
          </table:table-cell>
          <table:table-cell office:value-type="float" office:value="0.612903" calcext:value-type="float">
            <text:p>0.612903</text:p>
          </table:table-cell>
          <table:table-cell office:value-type="float" office:value="0.70082" calcext:value-type="float">
            <text:p>0.70082</text:p>
          </table:table-cell>
          <table:table-cell office:value-type="float" office:value="0.659426" calcext:value-type="float">
            <text:p>0.659426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A$1:.A$1048576])" office:value-type="float" office:value="0.769355" calcext:value-type="float">
            <text:p>0.769355</text:p>
          </table:table-cell>
          <table:table-cell table:formula="of:=MAX([.B$1:.B$1048576])" office:value-type="float" office:value="0.83871" calcext:value-type="float">
            <text:p>0.83871</text:p>
          </table:table-cell>
          <table:table-cell table:formula="of:=MAX([.C$1:.C$1048576])" office:value-type="float" office:value="0.788525" calcext:value-type="float">
            <text:p>0.788525</text:p>
          </table:table-cell>
          <table:table-cell table:formula="of:=MAX([.D$1:.D$1048576])" office:value-type="float" office:value="0.741393" calcext:value-type="float">
            <text:p>0.741393</text:p>
          </table:table-cell>
          <table:table-cell table:number-columns-repeated="2"/>
        </table:table-row>
        <table:table-row table:style-name="ro1">
          <table:table-cell office:value-type="float" office:value="0.640323" calcext:value-type="float">
            <text:p>0.640323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64918" calcext:value-type="float">
            <text:p>0.64918</text:p>
          </table:table-cell>
          <table:table-cell office:value-type="float" office:value="0.59918" calcext:value-type="float">
            <text:p>0.59918</text:p>
          </table:table-cell>
          <table:table-cell table:number-columns-repeated="3"/>
          <table:table-cell office:value-type="string" calcext:value-type="string">
            <text:p>meán</text:p>
          </table:table-cell>
          <table:table-cell table:formula="of:=AVERAGE([.A2:.A85])" office:value-type="float" office:value="0.585368630952381" calcext:value-type="float">
            <text:p>0.585368630952381</text:p>
          </table:table-cell>
          <table:table-cell table:formula="of:=AVERAGE([.B2:.B85])" office:value-type="float" office:value="0.579301035714286" calcext:value-type="float">
            <text:p>0.579301035714286</text:p>
          </table:table-cell>
          <table:table-cell table:formula="of:=AVERAGE([.C2:.C85])" office:value-type="float" office:value="0.599599952380952" calcext:value-type="float">
            <text:p>0.599599952380952</text:p>
          </table:table-cell>
          <table:table-cell table:formula="of:=AVERAGE([.D2:.D85])" office:value-type="float" office:value="0.588592857142857" calcext:value-type="float">
            <text:p>0.588592857142857</text:p>
          </table:table-cell>
          <table:table-cell table:number-columns-repeated="2"/>
        </table:table-row>
        <table:table-row table:style-name="ro1">
          <table:table-cell office:value-type="float" office:value="0.640323" calcext:value-type="float">
            <text:p>0.640323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31148" calcext:value-type="float">
            <text:p>0.631148</text:p>
          </table:table-cell>
          <table:table-cell office:value-type="float" office:value="0.62541" calcext:value-type="float">
            <text:p>0.62541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A$1:.A$1048576])" office:value-type="float" office:value="0.403226" calcext:value-type="float">
            <text:p>0.403226</text:p>
          </table:table-cell>
          <table:table-cell table:formula="of:=MIN([.B$1:.B$1048576])" office:value-type="float" office:value="0.290323" calcext:value-type="float">
            <text:p>0.290323</text:p>
          </table:table-cell>
          <table:table-cell table:formula="of:=MIN([.C$1:.C$1048576])" office:value-type="float" office:value="0.439344" calcext:value-type="float">
            <text:p>0.439344</text:p>
          </table:table-cell>
          <table:table-cell table:formula="of:=MIN([.D$1:.D$1048576])" office:value-type="float" office:value="0.370902" calcext:value-type="float">
            <text:p>0.370902</text:p>
          </table:table-cell>
          <table:table-cell table:number-columns-repeated="2"/>
        </table:table-row>
        <table:table-row table:style-name="ro1">
          <table:table-cell office:value-type="float" office:value="0.498387" calcext:value-type="float">
            <text:p>0.498387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47623" calcext:value-type="float">
            <text:p>0.47623</text:p>
          </table:table-cell>
          <table:table-cell office:value-type="float" office:value="0.478689" calcext:value-type="float">
            <text:p>0.478689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A2:.A85])" office:value-type="float" office:value="0.109840439737181" calcext:value-type="float">
            <text:p>0.109840439737181</text:p>
          </table:table-cell>
          <table:table-cell table:formula="of:=STDEV([.B2:.B85])" office:value-type="float" office:value="0.15163898681165" calcext:value-type="float">
            <text:p>0.15163898681165</text:p>
          </table:table-cell>
          <table:table-cell table:formula="of:=STDEV([.C2:.C85])" office:value-type="float" office:value="0.0985138973865457" calcext:value-type="float">
            <text:p>0.098513897386546</text:p>
          </table:table-cell>
          <table:table-cell table:formula="of:=STDEV([.D2:.D85])" office:value-type="float" office:value="0.0970081608398052" calcext:value-type="float">
            <text:p>0.09700816083980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713115" calcext:value-type="float">
            <text:p>0.713115</text:p>
          </table:table-cell>
          <table:table-cell office:value-type="float" office:value="0.681557" calcext:value-type="float">
            <text:p>0.681557</text:p>
          </table:table-cell>
          <table:table-cell table:number-columns-repeated="10"/>
        </table:table-row>
        <table:table-row table:style-name="ro1">
          <table:table-cell office:value-type="float" office:value="0.516129" calcext:value-type="float">
            <text:p>0.516129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532787" calcext:value-type="float">
            <text:p>0.532787</text:p>
          </table:table-cell>
          <table:table-cell office:value-type="float" office:value="0.529508" calcext:value-type="float">
            <text:p>0.529508</text:p>
          </table:table-cell>
          <table:table-cell table:number-columns-repeated="10"/>
        </table:table-row>
        <table:table-row table:style-name="ro1">
          <table:table-cell office:value-type="float" office:value="0.593548" calcext:value-type="float">
            <text:p>0.593548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62623" calcext:value-type="float">
            <text:p>0.62623</text:p>
          </table:table-cell>
          <table:table-cell office:value-type="float" office:value="0.632377" calcext:value-type="float">
            <text:p>0.632377</text:p>
          </table:table-cell>
          <table:table-cell table:number-columns-repeated="10"/>
        </table:table-row>
        <table:table-row table:style-name="ro1">
          <table:table-cell office:value-type="float" office:value="0.467742" calcext:value-type="float">
            <text:p>0.467742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459836" calcext:value-type="float">
            <text:p>0.459836</text:p>
          </table:table-cell>
          <table:table-cell office:value-type="float" office:value="0.472131" calcext:value-type="float">
            <text:p>0.472131</text:p>
          </table:table-cell>
          <table:table-cell table:number-columns-repeated="10"/>
        </table:table-row>
        <table:table-row table:style-name="ro1">
          <table:table-cell office:value-type="float" office:value="0.654839" calcext:value-type="float">
            <text:p>0.654839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652869" calcext:value-type="float">
            <text:p>0.652869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14344" calcext:value-type="float">
            <text:p>0.614344</text:p>
          </table:table-cell>
          <table:table-cell table:number-columns-repeated="10"/>
        </table:table-row>
        <table:table-row table:style-name="ro1">
          <table:table-cell office:value-type="float" office:value="0.633871" calcext:value-type="float">
            <text:p>0.633871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639344" calcext:value-type="float">
            <text:p>0.639344</text:p>
          </table:table-cell>
          <table:table-cell office:value-type="float" office:value="0.608607" calcext:value-type="float">
            <text:p>0.608607</text:p>
          </table:table-cell>
          <table:table-cell table:number-columns-repeated="10"/>
        </table:table-row>
        <table:table-row table:style-name="ro1">
          <table:table-cell office:value-type="float" office:value="0.504839" calcext:value-type="float">
            <text:p>0.504839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494262" calcext:value-type="float">
            <text:p>0.494262</text:p>
          </table:table-cell>
          <table:table-cell office:value-type="float" office:value="0.518852" calcext:value-type="float">
            <text:p>0.518852</text:p>
          </table:table-cell>
          <table:table-cell table:number-columns-repeated="10"/>
        </table:table-row>
        <table:table-row table:style-name="ro1">
          <table:table-cell office:value-type="float" office:value="0.619355" calcext:value-type="float">
            <text:p>0.619355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628689" calcext:value-type="float">
            <text:p>0.628689</text:p>
          </table:table-cell>
          <table:table-cell office:value-type="float" office:value="0.603279" calcext:value-type="float">
            <text:p>0.603279</text:p>
          </table:table-cell>
          <table:table-cell table:number-columns-repeated="10"/>
        </table:table-row>
        <table:table-row table:style-name="ro1">
          <table:table-cell office:value-type="float" office:value="0.714516" calcext:value-type="float">
            <text:p>0.714516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70082" calcext:value-type="float">
            <text:p>0.70082</text:p>
          </table:table-cell>
          <table:table-cell office:value-type="float" office:value="0.665984" calcext:value-type="float">
            <text:p>0.665984</text:p>
          </table:table-cell>
          <table:table-cell table:number-columns-repeated="10"/>
        </table:table-row>
        <table:table-row table:style-name="ro1">
          <table:table-cell office:value-type="float" office:value="0.487097" calcext:value-type="float">
            <text:p>0.487097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533607" calcext:value-type="float">
            <text:p>0.533607</text:p>
          </table:table-cell>
          <table:table-cell office:value-type="float" office:value="0.534016" calcext:value-type="float">
            <text:p>0.534016</text:p>
          </table:table-cell>
          <table:table-cell table:number-columns-repeated="10"/>
        </table:table-row>
        <table:table-row table:style-name="ro1">
          <table:table-cell office:value-type="float" office:value="0.629032" calcext:value-type="float">
            <text:p>0.629032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613934" calcext:value-type="float">
            <text:p>0.613934</text:p>
          </table:table-cell>
          <table:table-cell office:value-type="float" office:value="0.635656" calcext:value-type="float">
            <text:p>0.635656</text:p>
          </table:table-cell>
          <table:table-cell table:number-columns-repeated="10"/>
        </table:table-row>
        <table:table-row table:style-name="ro1">
          <table:table-cell office:value-type="float" office:value="0.472581" calcext:value-type="float">
            <text:p>0.472581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481148" calcext:value-type="float">
            <text:p>0.481148</text:p>
          </table:table-cell>
          <table:table-cell office:value-type="float" office:value="0.475" calcext:value-type="float">
            <text:p>0.475</text:p>
          </table:table-cell>
          <table:table-cell table:number-columns-repeated="10"/>
        </table:table-row>
        <table:table-row table:style-name="ro1">
          <table:table-cell office:value-type="float" office:value="0.666129" calcext:value-type="float">
            <text:p>0.666129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690984" calcext:value-type="float">
            <text:p>0.690984</text:p>
          </table:table-cell>
          <table:table-cell office:value-type="float" office:value="0.691803" calcext:value-type="float">
            <text:p>0.691803</text:p>
          </table:table-cell>
          <table:table-cell table:number-columns-repeated="10"/>
        </table:table-row>
        <table:table-row table:style-name="ro1">
          <table:table-cell office:value-type="float" office:value="0.570968" calcext:value-type="float">
            <text:p>0.570968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590164" calcext:value-type="float">
            <text:p>0.590164</text:p>
          </table:table-cell>
          <table:table-cell office:value-type="float" office:value="0.554098" calcext:value-type="float">
            <text:p>0.554098</text:p>
          </table:table-cell>
          <table:table-cell table:number-columns-repeated="10"/>
        </table:table-row>
        <table:table-row table:style-name="ro1">
          <table:table-cell office:value-type="float" office:value="0.51129" calcext:value-type="float">
            <text:p>0.51129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507377" calcext:value-type="float">
            <text:p>0.507377</text:p>
          </table:table-cell>
          <table:table-cell office:value-type="float" office:value="0.502459" calcext:value-type="float">
            <text:p>0.502459</text:p>
          </table:table-cell>
          <table:table-cell table:number-columns-repeated="10"/>
        </table:table-row>
        <table:table-row table:style-name="ro1">
          <table:table-cell office:value-type="float" office:value="0.675806" calcext:value-type="float">
            <text:p>0.675806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702459" calcext:value-type="float">
            <text:p>0.702459</text:p>
          </table:table-cell>
          <table:table-cell office:value-type="float" office:value="0.671721" calcext:value-type="float">
            <text:p>0.671721</text:p>
          </table:table-cell>
          <table:table-cell table:number-columns-repeated="10"/>
        </table:table-row>
        <table:table-row table:style-name="ro1">
          <table:table-cell office:value-type="float" office:value="0.469355" calcext:value-type="float">
            <text:p>0.469355</text:p>
          </table:table-cell>
          <table:table-cell office:value-type="float" office:value="0.290323" calcext:value-type="float">
            <text:p>0.290323</text:p>
          </table:table-cell>
          <table:table-cell office:value-type="float" office:value="0.477869" calcext:value-type="float">
            <text:p>0.477869</text:p>
          </table:table-cell>
          <table:table-cell office:value-type="float" office:value="0.489754" calcext:value-type="float">
            <text:p>0.489754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03226" calcext:value-type="float">
            <text:p>0.403226</text:p>
          </table:table-cell>
          <table:table-cell office:value-type="float" office:value="0.510656" calcext:value-type="float">
            <text:p>0.510656</text:p>
          </table:table-cell>
          <table:table-cell office:value-type="float" office:value="0.470902" calcext:value-type="float">
            <text:p>0.470902</text:p>
          </table:table-cell>
          <table:table-cell table:number-columns-repeated="10"/>
        </table:table-row>
        <table:table-row table:style-name="ro1">
          <table:table-cell office:value-type="float" office:value="0.703226" calcext:value-type="float">
            <text:p>0.703226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654098" calcext:value-type="float">
            <text:p>0.654098</text:p>
          </table:table-cell>
          <table:table-cell office:value-type="float" office:value="0.679508" calcext:value-type="float">
            <text:p>0.679508</text:p>
          </table:table-cell>
          <table:table-cell table:number-columns-repeated="10"/>
        </table:table-row>
        <table:table-row table:style-name="ro1">
          <table:table-cell office:value-type="float" office:value="0.435484" calcext:value-type="float">
            <text:p>0.435484</text:p>
          </table:table-cell>
          <table:table-cell office:value-type="float" office:value="0.5" calcext:value-type="float">
            <text:p>0.5</text:p>
          </table:table-cell>
          <table:table-cell office:value-type="float" office:value="0.460656" calcext:value-type="float">
            <text:p>0.460656</text:p>
          </table:table-cell>
          <table:table-cell office:value-type="float" office:value="0.445902" calcext:value-type="float">
            <text:p>0.445902</text:p>
          </table:table-cell>
          <table:table-cell table:number-columns-repeated="10"/>
        </table:table-row>
        <table:table-row table:style-name="ro1">
          <table:table-cell office:value-type="float" office:value="0.698387" calcext:value-type="float">
            <text:p>0.698387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84426" calcext:value-type="float">
            <text:p>0.684426</text:p>
          </table:table-cell>
          <table:table-cell office:value-type="float" office:value="0.677459" calcext:value-type="float">
            <text:p>0.677459</text:p>
          </table:table-cell>
          <table:table-cell table:number-columns-repeated="10"/>
        </table:table-row>
        <table:table-row table:style-name="ro1">
          <table:table-cell office:value-type="float" office:value="0.556452" calcext:value-type="float">
            <text:p>0.556452</text:p>
          </table:table-cell>
          <table:table-cell office:value-type="float" office:value="0.532258" calcext:value-type="float">
            <text:p>0.532258</text:p>
          </table:table-cell>
          <table:table-cell office:value-type="float" office:value="0.540164" calcext:value-type="float">
            <text:p>0.540164</text:p>
          </table:table-cell>
          <table:table-cell office:value-type="float" office:value="0.546721" calcext:value-type="float">
            <text:p>0.546721</text:p>
          </table:table-cell>
          <table:table-cell table:number-columns-repeated="10"/>
        </table:table-row>
        <table:table-row table:style-name="ro1">
          <table:table-cell office:value-type="float" office:value="0.637097" calcext:value-type="float">
            <text:p>0.637097</text:p>
          </table:table-cell>
          <table:table-cell office:value-type="float" office:value="0.66129" calcext:value-type="float">
            <text:p>0.66129</text:p>
          </table:table-cell>
          <table:table-cell office:value-type="float" office:value="0.640164" calcext:value-type="float">
            <text:p>0.640164</text:p>
          </table:table-cell>
          <table:table-cell office:value-type="float" office:value="0.607377" calcext:value-type="float">
            <text:p>0.607377</text:p>
          </table:table-cell>
          <table:table-cell table:number-columns-repeated="10"/>
        </table:table-row>
        <table:table-row table:style-name="ro1">
          <table:table-cell office:value-type="float" office:value="0.480645" calcext:value-type="float">
            <text:p>0.480645</text:p>
          </table:table-cell>
          <table:table-cell office:value-type="float" office:value="0.435484" calcext:value-type="float">
            <text:p>0.435484</text:p>
          </table:table-cell>
          <table:table-cell office:value-type="float" office:value="0.511475" calcext:value-type="float">
            <text:p>0.511475</text:p>
          </table:table-cell>
          <table:table-cell office:value-type="float" office:value="0.487295" calcext:value-type="float">
            <text:p>0.487295</text:p>
          </table:table-cell>
          <table:table-cell table:number-columns-repeated="10"/>
        </table:table-row>
        <table:table-row table:style-name="ro1">
          <table:table-cell office:value-type="float" office:value="0.691935" calcext:value-type="float">
            <text:p>0.691935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657787" calcext:value-type="float">
            <text:p>0.657787</text:p>
          </table:table-cell>
          <table:table-cell table:number-columns-repeated="10"/>
        </table:table-row>
        <table:table-row table:style-name="ro1">
          <table:table-cell office:value-type="float" office:value="0.425806" calcext:value-type="float">
            <text:p>0.425806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515574" calcext:value-type="float">
            <text:p>0.515574</text:p>
          </table:table-cell>
          <table:table-cell table:number-columns-repeated="10"/>
        </table:table-row>
        <table:table-row table:style-name="ro1">
          <table:table-cell office:value-type="float" office:value="0.622581" calcext:value-type="float">
            <text:p>0.622581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654918" calcext:value-type="float">
            <text:p>0.654918</text:p>
          </table:table-cell>
          <table:table-cell office:value-type="float" office:value="0.686066" calcext:value-type="float">
            <text:p>0.686066</text:p>
          </table:table-cell>
          <table:table-cell table:number-columns-repeated="10"/>
        </table:table-row>
        <table:table-row table:style-name="ro1">
          <table:table-cell office:value-type="float" office:value="0.46129" calcext:value-type="float">
            <text:p>0.46129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45041" calcext:value-type="float">
            <text:p>0.45041</text:p>
          </table:table-cell>
          <table:table-cell table:number-columns-repeated="10"/>
        </table:table-row>
        <table:table-row table:style-name="ro1">
          <table:table-cell office:value-type="float" office:value="0.762903" calcext:value-type="float">
            <text:p>0.762903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767213" calcext:value-type="float">
            <text:p>0.767213</text:p>
          </table:table-cell>
          <table:table-cell office:value-type="float" office:value="0.741393" calcext:value-type="float">
            <text:p>0.741393</text:p>
          </table:table-cell>
          <table:table-cell table:number-columns-repeated="10"/>
        </table:table-row>
        <table:table-row table:style-name="ro1">
          <table:table-cell office:value-type="float" office:value="0.659677" calcext:value-type="float">
            <text:p>0.659677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671311" calcext:value-type="float">
            <text:p>0.671311</text:p>
          </table:table-cell>
          <table:table-cell office:value-type="float" office:value="0.671721" calcext:value-type="float">
            <text:p>0.671721</text:p>
          </table:table-cell>
          <table:table-cell table:number-columns-repeated="10"/>
        </table:table-row>
        <table:table-row table:style-name="ro1">
          <table:table-cell office:value-type="float" office:value="0.546774" calcext:value-type="float">
            <text:p>0.546774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559836" calcext:value-type="float">
            <text:p>0.559836</text:p>
          </table:table-cell>
          <table:table-cell office:value-type="float" office:value="0.570902" calcext:value-type="float">
            <text:p>0.570902</text:p>
          </table:table-cell>
          <table:table-cell table:number-columns-repeated="10"/>
        </table:table-row>
        <table:table-row table:style-name="ro1">
          <table:table-cell office:value-type="float" office:value="0.616129" calcext:value-type="float">
            <text:p>0.616129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10656" calcext:value-type="float">
            <text:p>0.610656</text:p>
          </table:table-cell>
          <table:table-cell office:value-type="float" office:value="0.579508" calcext:value-type="float">
            <text:p>0.579508</text:p>
          </table:table-cell>
          <table:table-cell table:number-columns-repeated="10"/>
        </table:table-row>
        <table:table-row table:style-name="ro1">
          <table:table-cell office:value-type="float" office:value="0.677419" calcext:value-type="float">
            <text:p>0.677419</text:p>
          </table:table-cell>
          <table:table-cell office:value-type="float" office:value="0.612903" calcext:value-type="float">
            <text:p>0.612903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59959" calcext:value-type="float">
            <text:p>0.59959</text:p>
          </table:table-cell>
          <table:table-cell table:number-columns-repeated="10"/>
        </table:table-row>
        <table:table-row table:style-name="ro1">
          <table:table-cell office:value-type="float" office:value="0.475806" calcext:value-type="float">
            <text:p>0.475806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518852" calcext:value-type="float">
            <text:p>0.518852</text:p>
          </table:table-cell>
          <table:table-cell office:value-type="float" office:value="0.508197" calcext:value-type="float">
            <text:p>0.508197</text:p>
          </table:table-cell>
          <table:table-cell table:number-columns-repeated="10"/>
        </table:table-row>
        <table:table-row table:style-name="ro1">
          <table:table-cell office:value-type="float" office:value="0.735484" calcext:value-type="float">
            <text:p>0.735484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717213" calcext:value-type="float">
            <text:p>0.717213</text:p>
          </table:table-cell>
          <table:table-cell office:value-type="float" office:value="0.716803" calcext:value-type="float">
            <text:p>0.716803</text:p>
          </table:table-cell>
          <table:table-cell table:number-columns-repeated="10"/>
        </table:table-row>
        <table:table-row table:style-name="ro1">
          <table:table-cell office:value-type="float" office:value="0.695161" calcext:value-type="float">
            <text:p>0.695161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677869" calcext:value-type="float">
            <text:p>0.677869</text:p>
          </table:table-cell>
          <table:table-cell office:value-type="float" office:value="0.672541" calcext:value-type="float">
            <text:p>0.672541</text:p>
          </table:table-cell>
          <table:table-cell table:number-columns-repeated="10"/>
        </table:table-row>
        <table:table-row table:style-name="ro1">
          <table:table-cell office:value-type="float" office:value="0.425806" calcext:value-type="float">
            <text:p>0.425806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492623" calcext:value-type="float">
            <text:p>0.492623</text:p>
          </table:table-cell>
          <table:table-cell office:value-type="float" office:value="0.509426" calcext:value-type="float">
            <text:p>0.509426</text:p>
          </table:table-cell>
          <table:table-cell table:number-columns-repeated="10"/>
        </table:table-row>
        <table:table-row table:style-name="ro1">
          <table:table-cell office:value-type="float" office:value="0.635484" calcext:value-type="float">
            <text:p>0.635484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672951" calcext:value-type="float">
            <text:p>0.672951</text:p>
          </table:table-cell>
          <table:table-cell office:value-type="float" office:value="0.640164" calcext:value-type="float">
            <text:p>0.640164</text:p>
          </table:table-cell>
          <table:table-cell table:number-columns-repeated="10"/>
        </table:table-row>
        <table:table-row table:style-name="ro1">
          <table:table-cell office:value-type="float" office:value="0.441935" calcext:value-type="float">
            <text:p>0.441935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45" calcext:value-type="float">
            <text:p>0.45</text:p>
          </table:table-cell>
          <table:table-cell office:value-type="float" office:value="0.42459" calcext:value-type="float">
            <text:p>0.42459</text:p>
          </table:table-cell>
          <table:table-cell table:number-columns-repeated="10"/>
        </table:table-row>
        <table:table-row table:style-name="ro1">
          <table:table-cell office:value-type="float" office:value="0.722581" calcext:value-type="float">
            <text:p>0.722581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18033" calcext:value-type="float">
            <text:p>0.718033</text:p>
          </table:table-cell>
          <table:table-cell office:value-type="float" office:value="0.688525" calcext:value-type="float">
            <text:p>0.688525</text:p>
          </table:table-cell>
          <table:table-cell table:number-columns-repeated="10"/>
        </table:table-row>
        <table:table-row table:style-name="ro1">
          <table:table-cell office:value-type="float" office:value="0.495161" calcext:value-type="float">
            <text:p>0.495161</text:p>
          </table:table-cell>
          <table:table-cell office:value-type="float" office:value="0.306452" calcext:value-type="float">
            <text:p>0.306452</text:p>
          </table:table-cell>
          <table:table-cell office:value-type="float" office:value="0.498361" calcext:value-type="float">
            <text:p>0.498361</text:p>
          </table:table-cell>
          <table:table-cell office:value-type="float" office:value="0.516393" calcext:value-type="float">
            <text:p>0.516393</text:p>
          </table:table-cell>
          <table:table-cell table:number-columns-repeated="10"/>
        </table:table-row>
        <table:table-row table:style-name="ro1">
          <table:table-cell office:value-type="float" office:value="0.496774" calcext:value-type="float">
            <text:p>0.496774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527049" calcext:value-type="float">
            <text:p>0.527049</text:p>
          </table:table-cell>
          <table:table-cell office:value-type="float" office:value="0.498361" calcext:value-type="float">
            <text:p>0.498361</text:p>
          </table:table-cell>
          <table:table-cell table:number-columns-repeated="10"/>
        </table:table-row>
        <table:table-row table:style-name="ro1">
          <table:table-cell office:value-type="float" office:value="0.675806" calcext:value-type="float">
            <text:p>0.675806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7" calcext:value-type="float">
            <text:p>0.7</text:p>
          </table:table-cell>
          <table:table-cell office:value-type="float" office:value="0.733607" calcext:value-type="float">
            <text:p>0.733607</text:p>
          </table:table-cell>
          <table:table-cell table:number-columns-repeated="10"/>
        </table:table-row>
        <table:table-row table:style-name="ro1">
          <table:table-cell office:value-type="float" office:value="0.445161" calcext:value-type="float">
            <text:p>0.445161</text:p>
          </table:table-cell>
          <table:table-cell office:value-type="float" office:value="0.435484" calcext:value-type="float">
            <text:p>0.435484</text:p>
          </table:table-cell>
          <table:table-cell office:value-type="float" office:value="0.458197" calcext:value-type="float">
            <text:p>0.458197</text:p>
          </table:table-cell>
          <table:table-cell office:value-type="float" office:value="0.452049" calcext:value-type="float">
            <text:p>0.452049</text:p>
          </table:table-cell>
          <table:table-cell table:number-columns-repeated="10"/>
        </table:table-row>
        <table:table-row table:style-name="ro1">
          <table:table-cell office:value-type="float" office:value="0.733871" calcext:value-type="float">
            <text:p>0.733871</text:p>
          </table:table-cell>
          <table:table-cell office:value-type="float" office:value="0.758065" calcext:value-type="float">
            <text:p>0.758065</text:p>
          </table:table-cell>
          <table:table-cell office:value-type="float" office:value="0.7" calcext:value-type="float">
            <text:p>0.7</text:p>
          </table:table-cell>
          <table:table-cell office:value-type="float" office:value="0.693852" calcext:value-type="float">
            <text:p>0.693852</text:p>
          </table:table-cell>
          <table:table-cell table:number-columns-repeated="10"/>
        </table:table-row>
        <table:table-row table:style-name="ro1">
          <table:table-cell office:value-type="float" office:value="0.474194" calcext:value-type="float">
            <text:p>0.474194</text:p>
          </table:table-cell>
          <table:table-cell office:value-type="float" office:value="0.306452" calcext:value-type="float">
            <text:p>0.306452</text:p>
          </table:table-cell>
          <table:table-cell office:value-type="float" office:value="0.497541" calcext:value-type="float">
            <text:p>0.497541</text:p>
          </table:table-cell>
          <table:table-cell office:value-type="float" office:value="0.505738" calcext:value-type="float">
            <text:p>0.505738</text:p>
          </table:table-cell>
          <table:table-cell table:number-columns-repeated="10"/>
        </table:table-row>
        <table:table-row table:style-name="ro1">
          <table:table-cell office:value-type="float" office:value="0.662903" calcext:value-type="float">
            <text:p>0.662903</text:p>
          </table:table-cell>
          <table:table-cell office:value-type="float" office:value="0.806452" calcext:value-type="float">
            <text:p>0.806452</text:p>
          </table:table-cell>
          <table:table-cell office:value-type="float" office:value="0.665574" calcext:value-type="float">
            <text:p>0.665574</text:p>
          </table:table-cell>
          <table:table-cell office:value-type="float" office:value="0.727459" calcext:value-type="float">
            <text:p>0.727459</text:p>
          </table:table-cell>
          <table:table-cell table:number-columns-repeated="10"/>
        </table:table-row>
        <table:table-row table:style-name="ro1">
          <table:table-cell office:value-type="float" office:value="0.417742" calcext:value-type="float">
            <text:p>0.417742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45082" calcext:value-type="float">
            <text:p>0.45082</text:p>
          </table:table-cell>
          <table:table-cell office:value-type="float" office:value="0.435246" calcext:value-type="float">
            <text:p>0.435246</text:p>
          </table:table-cell>
          <table:table-cell table:number-columns-repeated="10"/>
        </table:table-row>
        <table:table-row table:style-name="ro1">
          <table:table-cell office:value-type="float" office:value="0.706452" calcext:value-type="float">
            <text:p>0.706452</text:p>
          </table:table-cell>
          <table:table-cell office:value-type="float" office:value="0.806452" calcext:value-type="float">
            <text:p>0.806452</text:p>
          </table:table-cell>
          <table:table-cell office:value-type="float" office:value="0.718852" calcext:value-type="float">
            <text:p>0.718852</text:p>
          </table:table-cell>
          <table:table-cell office:value-type="float" office:value="0.704918" calcext:value-type="float">
            <text:p>0.704918</text:p>
          </table:table-cell>
          <table:table-cell table:number-columns-repeated="10"/>
        </table:table-row>
        <table:table-row table:style-name="ro1">
          <table:table-cell office:value-type="float" office:value="0.483871" calcext:value-type="float">
            <text:p>0.483871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459016" calcext:value-type="float">
            <text:p>0.459016</text:p>
          </table:table-cell>
          <table:table-cell office:value-type="float" office:value="0.501639" calcext:value-type="float">
            <text:p>0.501639</text:p>
          </table:table-cell>
          <table:table-cell table:number-columns-repeated="10"/>
        </table:table-row>
        <table:table-row table:style-name="ro1">
          <table:table-cell office:value-type="float" office:value="0.701613" calcext:value-type="float">
            <text:p>0.701613</text:p>
          </table:table-cell>
          <table:table-cell office:value-type="float" office:value="0.725806" calcext:value-type="float">
            <text:p>0.725806</text:p>
          </table:table-cell>
          <table:table-cell office:value-type="float" office:value="0.705738" calcext:value-type="float">
            <text:p>0.705738</text:p>
          </table:table-cell>
          <table:table-cell office:value-type="float" office:value="0.709016" calcext:value-type="float">
            <text:p>0.709016</text:p>
          </table:table-cell>
          <table:table-cell table:number-columns-repeated="10"/>
        </table:table-row>
        <table:table-row table:style-name="ro1">
          <table:table-cell office:value-type="float" office:value="0.451613" calcext:value-type="float">
            <text:p>0.451613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439344" calcext:value-type="float">
            <text:p>0.439344</text:p>
          </table:table-cell>
          <table:table-cell office:value-type="float" office:value="0.452459" calcext:value-type="float">
            <text:p>0.452459</text:p>
          </table:table-cell>
          <table:table-cell table:number-columns-repeated="10"/>
        </table:table-row>
        <table:table-row table:style-name="ro1">
          <table:table-cell office:value-type="float" office:value="0.575806" calcext:value-type="float">
            <text:p>0.575806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2623" calcext:value-type="float">
            <text:p>0.62623</text:p>
          </table:table-cell>
          <table:table-cell office:value-type="float" office:value="0.634016" calcext:value-type="float">
            <text:p>0.634016</text:p>
          </table:table-cell>
          <table:table-cell table:number-columns-repeated="10"/>
        </table:table-row>
        <table:table-row table:style-name="ro1">
          <table:table-cell office:value-type="float" office:value="0.482258" calcext:value-type="float">
            <text:p>0.482258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504918" calcext:value-type="float">
            <text:p>0.504918</text:p>
          </table:table-cell>
          <table:table-cell office:value-type="float" office:value="0.521311" calcext:value-type="float">
            <text:p>0.521311</text:p>
          </table:table-cell>
          <table:table-cell table:number-columns-repeated="10"/>
        </table:table-row>
        <table:table-row table:style-name="ro1">
          <table:table-cell office:value-type="float" office:value="0.667742" calcext:value-type="float">
            <text:p>0.667742</text:p>
          </table:table-cell>
          <table:table-cell office:value-type="float" office:value="0.790323" calcext:value-type="float">
            <text:p>0.790323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717213" calcext:value-type="float">
            <text:p>0.717213</text:p>
          </table:table-cell>
          <table:table-cell table:number-columns-repeated="10"/>
        </table:table-row>
        <table:table-row table:style-name="ro1">
          <table:table-cell office:value-type="float" office:value="0.425806" calcext:value-type="float">
            <text:p>0.425806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463115" calcext:value-type="float">
            <text:p>0.463115</text:p>
          </table:table-cell>
          <table:table-cell office:value-type="float" office:value="0.436885" calcext:value-type="float">
            <text:p>0.436885</text:p>
          </table:table-cell>
          <table:table-cell table:number-columns-repeated="10"/>
        </table:table-row>
        <table:table-row table:style-name="ro1">
          <table:table-cell office:value-type="float" office:value="0.732258" calcext:value-type="float">
            <text:p>0.732258</text:p>
          </table:table-cell>
          <table:table-cell office:value-type="float" office:value="0.822581" calcext:value-type="float">
            <text:p>0.822581</text:p>
          </table:table-cell>
          <table:table-cell office:value-type="float" office:value="0.697541" calcext:value-type="float">
            <text:p>0.697541</text:p>
          </table:table-cell>
          <table:table-cell office:value-type="float" office:value="0.708197" calcext:value-type="float">
            <text:p>0.708197</text:p>
          </table:table-cell>
          <table:table-cell table:number-columns-repeated="10"/>
        </table:table-row>
        <table:table-row table:style-name="ro1">
          <table:table-cell office:value-type="float" office:value="0.467742" calcext:value-type="float">
            <text:p>0.467742</text:p>
          </table:table-cell>
          <table:table-cell office:value-type="float" office:value="0.354839" calcext:value-type="float">
            <text:p>0.354839</text:p>
          </table:table-cell>
          <table:table-cell office:value-type="float" office:value="0.49918" calcext:value-type="float">
            <text:p>0.49918</text:p>
          </table:table-cell>
          <table:table-cell office:value-type="float" office:value="0.518852" calcext:value-type="float">
            <text:p>0.518852</text:p>
          </table:table-cell>
          <table:table-cell table:number-columns-repeated="10"/>
        </table:table-row>
        <table:table-row table:style-name="ro1">
          <table:table-cell office:value-type="float" office:value="0.674194" calcext:value-type="float">
            <text:p>0.674194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90164" calcext:value-type="float">
            <text:p>0.690164</text:p>
          </table:table-cell>
          <table:table-cell office:value-type="float" office:value="0.711885" calcext:value-type="float">
            <text:p>0.711885</text:p>
          </table:table-cell>
          <table:table-cell table:number-columns-repeated="10"/>
        </table:table-row>
        <table:table-row table:style-name="ro1">
          <table:table-cell office:value-type="float" office:value="0.403226" calcext:value-type="float">
            <text:p>0.403226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481148" calcext:value-type="float">
            <text:p>0.481148</text:p>
          </table:table-cell>
          <table:table-cell office:value-type="float" office:value="0.460656" calcext:value-type="float">
            <text:p>0.460656</text:p>
          </table:table-cell>
          <table:table-cell table:number-columns-repeated="10"/>
        </table:table-row>
        <table:table-row table:style-name="ro1">
          <table:table-cell office:value-type="float" office:value="0.741935" calcext:value-type="float">
            <text:p>0.741935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721311" calcext:value-type="float">
            <text:p>0.721311</text:p>
          </table:table-cell>
          <table:table-cell office:value-type="float" office:value="0.679508" calcext:value-type="float">
            <text:p>0.679508</text:p>
          </table:table-cell>
          <table:table-cell table:number-columns-repeated="10"/>
        </table:table-row>
        <table:table-row table:style-name="ro1">
          <table:table-cell office:value-type="float" office:value="0.46129" calcext:value-type="float">
            <text:p>0.46129</text:p>
          </table:table-cell>
          <table:table-cell office:value-type="float" office:value="0.370968" calcext:value-type="float">
            <text:p>0.370968</text:p>
          </table:table-cell>
          <table:table-cell office:value-type="float" office:value="0.531967" calcext:value-type="float">
            <text:p>0.531967</text:p>
          </table:table-cell>
          <table:table-cell office:value-type="float" office:value="0.52418" calcext:value-type="float">
            <text:p>0.52418</text:p>
          </table:table-cell>
          <table:table-cell table:number-columns-repeated="10"/>
        </table:table-row>
        <table:table-row table:style-name="ro1">
          <table:table-cell office:value-type="float" office:value="0.432258" calcext:value-type="float">
            <text:p>0.432258</text:p>
          </table:table-cell>
          <table:table-cell office:value-type="float" office:value="0.564516" calcext:value-type="float">
            <text:p>0.564516</text:p>
          </table:table-cell>
          <table:table-cell office:value-type="float" office:value="0.471311" calcext:value-type="float">
            <text:p>0.471311</text:p>
          </table:table-cell>
          <table:table-cell office:value-type="float" office:value="0.370902" calcext:value-type="float">
            <text:p>0.370902</text:p>
          </table:table-cell>
          <table:table-cell table:number-columns-repeated="10"/>
        </table:table-row>
        <table:table-row table:style-name="ro1">
          <table:table-cell office:value-type="float" office:value="0.667742" calcext:value-type="float">
            <text:p>0.667742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706557" calcext:value-type="float">
            <text:p>0.706557</text:p>
          </table:table-cell>
          <table:table-cell table:number-columns-repeated="10"/>
        </table:table-row>
        <table:table-row table:style-name="ro1">
          <table:table-cell office:value-type="float" office:value="0.412903" calcext:value-type="float">
            <text:p>0.412903</text:p>
          </table:table-cell>
          <table:table-cell office:value-type="float" office:value="0.403226" calcext:value-type="float">
            <text:p>0.403226</text:p>
          </table:table-cell>
          <table:table-cell office:value-type="float" office:value="0.462295" calcext:value-type="float">
            <text:p>0.462295</text:p>
          </table:table-cell>
          <table:table-cell office:value-type="float" office:value="0.459836" calcext:value-type="float">
            <text:p>0.459836</text:p>
          </table:table-cell>
          <table:table-cell table:number-columns-repeated="10"/>
        </table:table-row>
        <table:table-row table:style-name="ro1">
          <table:table-cell office:value-type="float" office:value="0.679032" calcext:value-type="float">
            <text:p>0.679032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703279" calcext:value-type="float">
            <text:p>0.703279</text:p>
          </table:table-cell>
          <table:table-cell office:value-type="float" office:value="0.648361" calcext:value-type="float">
            <text:p>0.648361</text:p>
          </table:table-cell>
          <table:table-cell table:number-columns-repeated="10"/>
        </table:table-row>
        <table:table-row table:style-name="ro1">
          <table:table-cell office:value-type="float" office:value="0.608065" calcext:value-type="float">
            <text:p>0.608065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86885" calcext:value-type="float">
            <text:p>0.686885</text:p>
          </table:table-cell>
          <table:table-cell office:value-type="float" office:value="0.633607" calcext:value-type="float">
            <text:p>0.633607</text:p>
          </table:table-cell>
          <table:table-cell table:number-columns-repeated="10"/>
        </table:table-row>
        <table:table-row table:style-name="ro1">
          <table:table-cell office:value-type="float" office:value="0.691935" calcext:value-type="float">
            <text:p>0.691935</text:p>
          </table:table-cell>
          <table:table-cell office:value-type="float" office:value="0.758065" calcext:value-type="float">
            <text:p>0.758065</text:p>
          </table:table-cell>
          <table:table-cell office:value-type="float" office:value="0.709836" calcext:value-type="float">
            <text:p>0.709836</text:p>
          </table:table-cell>
          <table:table-cell office:value-type="float" office:value="0.637295" calcext:value-type="float">
            <text:p>0.637295</text:p>
          </table:table-cell>
          <table:table-cell table:number-columns-repeated="10"/>
        </table:table-row>
        <table:table-row table:style-name="ro1">
          <table:table-cell office:value-type="float" office:value="0.58871" calcext:value-type="float">
            <text:p>0.58871</text:p>
          </table:table-cell>
          <table:table-cell office:value-type="float" office:value="0.629032" calcext:value-type="float">
            <text:p>0.629032</text:p>
          </table:table-cell>
          <table:table-cell office:value-type="float" office:value="0.613115" calcext:value-type="float">
            <text:p>0.613115</text:p>
          </table:table-cell>
          <table:table-cell office:value-type="float" office:value="0.544262" calcext:value-type="float">
            <text:p>0.544262</text:p>
          </table:table-cell>
          <table:table-cell table:number-columns-repeated="10"/>
        </table:table-row>
        <table:table-row table:style-name="ro1">
          <table:table-cell office:value-type="float" office:value="0.716129" calcext:value-type="float">
            <text:p>0.716129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06557" calcext:value-type="float">
            <text:p>0.706557</text:p>
          </table:table-cell>
          <table:table-cell office:value-type="float" office:value="0.688525" calcext:value-type="float">
            <text:p>0.688525</text:p>
          </table:table-cell>
          <table:table-cell table:number-columns-repeated="10"/>
        </table:table-row>
        <table:table-row table:style-name="ro1">
          <table:table-cell office:value-type="float" office:value="0.545161" calcext:value-type="float">
            <text:p>0.545161</text:p>
          </table:table-cell>
          <table:table-cell office:value-type="float" office:value="0.5" calcext:value-type="float">
            <text:p>0.5</text:p>
          </table:table-cell>
          <table:table-cell office:value-type="float" office:value="0.603279" calcext:value-type="float">
            <text:p>0.603279</text:p>
          </table:table-cell>
          <table:table-cell office:value-type="float" office:value="0.577459" calcext:value-type="float">
            <text:p>0.577459</text:p>
          </table:table-cell>
          <table:table-cell table:number-columns-repeated="10"/>
        </table:table-row>
        <table:table-row table:style-name="ro1">
          <table:table-cell office:value-type="float" office:value="0.769355" calcext:value-type="float">
            <text:p>0.769355</text:p>
          </table:table-cell>
          <table:table-cell office:value-type="float" office:value="0.790323" calcext:value-type="float">
            <text:p>0.790323</text:p>
          </table:table-cell>
          <table:table-cell office:value-type="float" office:value="0.788525" calcext:value-type="float">
            <text:p>0.788525</text:p>
          </table:table-cell>
          <table:table-cell office:value-type="float" office:value="0.737295" calcext:value-type="float">
            <text:p>0.737295</text:p>
          </table:table-cell>
          <table:table-cell table:number-columns-repeated="10"/>
        </table:table-row>
        <table:table-row table:style-name="ro1">
          <table:table-cell office:value-type="float" office:value="0.469355" calcext:value-type="float">
            <text:p>0.469355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503279" calcext:value-type="float">
            <text:p>0.503279</text:p>
          </table:table-cell>
          <table:table-cell office:value-type="float" office:value="0.484836" calcext:value-type="float">
            <text:p>0.484836</text:p>
          </table:table-cell>
          <table:table-cell table:number-columns-repeated="10"/>
        </table:table-row>
        <table:table-row table:style-name="ro1">
          <table:table-cell office:value-type="float" office:value="0.706452" calcext:value-type="float">
            <text:p>0.706452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68852" calcext:value-type="float">
            <text:p>0.668852</text:p>
          </table:table-cell>
          <table:table-cell office:value-type="float" office:value="0.642213" calcext:value-type="float">
            <text:p>0.642213</text:p>
          </table:table-cell>
          <table:table-cell table:number-columns-repeated="10"/>
        </table:table-row>
        <table:table-row table:style-name="ro1">
          <table:table-cell office:value-type="float" office:value="0.720968" calcext:value-type="float">
            <text:p>0.720968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715574" calcext:value-type="float">
            <text:p>0.715574</text:p>
          </table:table-cell>
          <table:table-cell office:value-type="float" office:value="0.696311" calcext:value-type="float">
            <text:p>0.696311</text:p>
          </table:table-cell>
          <table:table-cell table:number-columns-repeated="10"/>
        </table:table-row>
        <table:table-row table:style-name="ro1">
          <table:table-cell office:value-type="float" office:value="0.496774" calcext:value-type="float">
            <text:p>0.496774</text:p>
          </table:table-cell>
          <table:table-cell office:value-type="float" office:value="0.5" calcext:value-type="float">
            <text:p>0.5</text:p>
          </table:table-cell>
          <table:table-cell office:value-type="float" office:value="0.530328" calcext:value-type="float">
            <text:p>0.530328</text:p>
          </table:table-cell>
          <table:table-cell office:value-type="float" office:value="0.490164" calcext:value-type="float">
            <text:p>0.490164</text:p>
          </table:table-cell>
          <table:table-cell table:number-columns-repeated="10"/>
        </table:table-row>
        <table:table-row table:style-name="ro1">
          <table:table-cell office:value-type="float" office:value="0.741935" calcext:value-type="float">
            <text:p>0.741935</text:p>
          </table:table-cell>
          <table:table-cell office:value-type="float" office:value="0.83871" calcext:value-type="float">
            <text:p>0.83871</text:p>
          </table:table-cell>
          <table:table-cell office:value-type="float" office:value="0.753279" calcext:value-type="float">
            <text:p>0.753279</text:p>
          </table:table-cell>
          <table:table-cell office:value-type="float" office:value="0.717213" calcext:value-type="float">
            <text:p>0.717213</text:p>
          </table:table-cell>
          <table:table-cell table:number-columns-repeated="10"/>
        </table:table-row>
        <table:table-row table:style-name="ro1">
          <table:table-cell office:value-type="float" office:value="0.433871" calcext:value-type="float">
            <text:p>0.433871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512295" calcext:value-type="float">
            <text:p>0.512295</text:p>
          </table:table-cell>
          <table:table-cell office:value-type="float" office:value="0.503689" calcext:value-type="float">
            <text:p>0.503689</text:p>
          </table:table-cell>
          <table:table-cell table:number-columns-repeated="10"/>
        </table:table-row>
        <table:table-row table:style-name="ro1">
          <table:table-cell office:value-type="float" office:value="0.654839" calcext:value-type="float">
            <text:p>0.654839</text:p>
          </table:table-cell>
          <table:table-cell office:value-type="float" office:value="0.693548" calcext:value-type="float">
            <text:p>0.693548</text:p>
          </table:table-cell>
          <table:table-cell office:value-type="float" office:value="0.646721" calcext:value-type="float">
            <text:p>0.646721</text:p>
          </table:table-cell>
          <table:table-cell office:value-type="float" office:value="0.614754" calcext:value-type="float">
            <text:p>0.61475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a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0:36:05.468598681"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20:21:21.644417976</meta:creation-date>
    <dc:date>2021-05-25T10:39:08.655258715</dc:date>
    <meta:editing-duration>PT14M14S</meta:editing-duration>
    <meta:editing-cycles>3</meta:editing-cycles>
    <meta:generator>LibreOffice/7.0.5.2$Linux_X86_64 LibreOffice_project/00$Build-2</meta:generator>
    <meta:document-statistic meta:table-count="1" meta:cell-count="3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loext:regression-y-name="f200(x)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>
      <style:chart-properties loext:regression-y-name="f4000(x)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9cm" svg:height="12.777cm" xlink:href=".." xlink:type="simple" chart:class="chart:scatter" chart:style-name="ch1">
        <chart:legend chart:legend-position="end" svg:x="18.515cm" svg:y="5.342cm" style:legend-expansion="high" chart:style-name="ch2"/>
        <chart:plot-area chart:style-name="ch3" table:cell-range-address="Bileog1.A2:Bileog1.C85 Bileog1.B1:Bileog1.C1" chart:data-source-has-labels="row" svg:x="1.464cm" svg:y="0.255cm" svg:width="16.598cm" svg:height="11.286cm">
          <chart:coordinate-region svg:x="2.191cm" svg:y="0.454cm" svg:width="15.631cm" svg:height="10.44cm"/>
          <chart:axis chart:dimension="x" chart:name="primary-x" chart:style-name="ch4">
            <chart:title svg:x="9.071cm" svg:y="11.796cm" chart:style-name="ch5">
              <text:p>auc2000</text:p>
            </chart:title>
            <chart:grid chart:style-name="ch6" chart:class="major"/>
          </chart:axis>
          <chart:axis chart:dimension="y" chart:name="primary-y" chart:style-name="ch4">
            <chart:title svg:x="0.451cm" svg:y="6.683cm" chart:style-name="ch7">
              <text:p>auc_other</text:p>
            </chart:title>
            <chart:grid chart:style-name="ch6" chart:class="major"/>
          </chart:axis>
          <chart:series chart:style-name="ch8" chart:values-cell-range-address="Bileog1.B2:Bileog1.B85" chart:label-cell-address="Bileog1.B1:Bileog1.B1" chart:class="chart:scatter">
            <chart:domain table:cell-range-address="Bileog1.A2:Bileog1.A85"/>
            <chart:regression-curve chart:style-name="ch9">
              <chart:equation chart:display-equation="true" chart:display-r-square="true" svg:x="2.208cm" svg:y="0.472cm" chart:style-name="ch10"/>
            </chart:regression-curve>
            <chart:data-point chart:repeated="84"/>
          </chart:series>
          <chart:series chart:style-name="ch11" chart:values-cell-range-address="Bileog1.C2:Bileog1.C85" chart:label-cell-address="Bileog1.C1:Bileog1.C1" chart:class="chart:scatter">
            <chart:regression-curve chart:style-name="ch12">
              <chart:equation chart:display-equation="true" chart:display-r-square="true" svg:x="2.223cm" svg:y="1.683cm" chart:style-name="ch13"/>
            </chart:regression-curve>
            <chart:data-point chart:repeated="8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A</text:p>
              </table:table-cell>
              <table:table-cell office:value-type="string">
                <text:p>auc200</text:p>
                <draw:g>
                  <svg:desc>Bileog1.B1:Bileog1.B1</svg:desc>
                </draw:g>
              </table:table-cell>
              <table:table-cell office:value-type="string">
                <text:p>auc4000</text:p>
                <draw:g>
                  <svg:desc>Bileog1.C1:Bileog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3871">
                <text:p>0.683871</text:p>
                <draw:g>
                  <svg:desc>Bileog1.A2:Bileog1.A85</svg:desc>
                </draw:g>
              </table:table-cell>
              <table:table-cell office:value-type="float" office:value="0.612903">
                <text:p>0.612903</text:p>
                <draw:g>
                  <svg:desc>Bileog1.B2:Bileog1.B85</svg:desc>
                </draw:g>
              </table:table-cell>
              <table:table-cell office:value-type="float" office:value="0.70082">
                <text:p>0.70082</text:p>
                <draw:g>
                  <svg:desc>Bileog1.C2:Bileog1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0323">
                <text:p>0.640323</text:p>
              </table:table-cell>
              <table:table-cell office:value-type="float" office:value="0.741935">
                <text:p>0.741935</text:p>
              </table:table-cell>
              <table:table-cell office:value-type="float" office:value="0.64918">
                <text:p>0.64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0323">
                <text:p>0.640323</text:p>
              </table:table-cell>
              <table:table-cell office:value-type="float" office:value="0.548387">
                <text:p>0.548387</text:p>
              </table:table-cell>
              <table:table-cell office:value-type="float" office:value="0.631148">
                <text:p>0.631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387">
                <text:p>0.498387</text:p>
              </table:table-cell>
              <table:table-cell office:value-type="float" office:value="0.370968">
                <text:p>0.370968</text:p>
              </table:table-cell>
              <table:table-cell office:value-type="float" office:value="0.47623">
                <text:p>0.47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0.693548">
                <text:p>0.693548</text:p>
              </table:table-cell>
              <table:table-cell office:value-type="float" office:value="0.713115">
                <text:p>0.713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6129">
                <text:p>0.516129</text:p>
              </table:table-cell>
              <table:table-cell office:value-type="float" office:value="0.66129">
                <text:p>0.66129</text:p>
              </table:table-cell>
              <table:table-cell office:value-type="float" office:value="0.532787">
                <text:p>0.532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3548">
                <text:p>0.593548</text:p>
              </table:table-cell>
              <table:table-cell office:value-type="float" office:value="0.677419">
                <text:p>0.677419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7742">
                <text:p>0.467742</text:p>
              </table:table-cell>
              <table:table-cell office:value-type="float" office:value="0.516129">
                <text:p>0.516129</text:p>
              </table:table-cell>
              <table:table-cell office:value-type="float" office:value="0.459836">
                <text:p>0.459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4839">
                <text:p>0.654839</text:p>
              </table:table-cell>
              <table:table-cell office:value-type="float" office:value="0.580645">
                <text:p>0.580645</text:p>
              </table:table-cell>
              <table:table-cell office:value-type="float" office:value="0.668033">
                <text:p>0.66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596774">
                <text:p>0.596774</text:p>
              </table:table-cell>
              <table:table-cell office:value-type="float" office:value="0.62541">
                <text:p>0.62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3871">
                <text:p>0.633871</text:p>
              </table:table-cell>
              <table:table-cell office:value-type="float" office:value="0.596774">
                <text:p>0.596774</text:p>
              </table:table-cell>
              <table:table-cell office:value-type="float" office:value="0.639344">
                <text:p>0.63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4839">
                <text:p>0.504839</text:p>
              </table:table-cell>
              <table:table-cell office:value-type="float" office:value="0.483871">
                <text:p>0.483871</text:p>
              </table:table-cell>
              <table:table-cell office:value-type="float" office:value="0.494262">
                <text:p>0.494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9355">
                <text:p>0.619355</text:p>
              </table:table-cell>
              <table:table-cell office:value-type="float" office:value="0.516129">
                <text:p>0.516129</text:p>
              </table:table-cell>
              <table:table-cell office:value-type="float" office:value="0.628689">
                <text:p>0.6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4516">
                <text:p>0.714516</text:p>
              </table:table-cell>
              <table:table-cell office:value-type="float" office:value="0.693548">
                <text:p>0.693548</text:p>
              </table:table-cell>
              <table:table-cell office:value-type="float" office:value="0.70082">
                <text:p>0.70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7097">
                <text:p>0.487097</text:p>
              </table:table-cell>
              <table:table-cell office:value-type="float" office:value="0.516129">
                <text:p>0.516129</text:p>
              </table:table-cell>
              <table:table-cell office:value-type="float" office:value="0.533607">
                <text:p>0.533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9032">
                <text:p>0.629032</text:p>
              </table:table-cell>
              <table:table-cell office:value-type="float" office:value="0.66129">
                <text:p>0.66129</text:p>
              </table:table-cell>
              <table:table-cell office:value-type="float" office:value="0.613934">
                <text:p>0.613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2581">
                <text:p>0.472581</text:p>
              </table:table-cell>
              <table:table-cell office:value-type="float" office:value="0.419355">
                <text:p>0.419355</text:p>
              </table:table-cell>
              <table:table-cell office:value-type="float" office:value="0.481148">
                <text:p>0.481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6129">
                <text:p>0.666129</text:p>
              </table:table-cell>
              <table:table-cell office:value-type="float" office:value="0.725806">
                <text:p>0.725806</text:p>
              </table:table-cell>
              <table:table-cell office:value-type="float" office:value="0.690984">
                <text:p>0.690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0968">
                <text:p>0.570968</text:p>
              </table:table-cell>
              <table:table-cell office:value-type="float" office:value="0.532258">
                <text:p>0.532258</text:p>
              </table:table-cell>
              <table:table-cell office:value-type="float" office:value="0.590164">
                <text:p>0.590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129">
                <text:p>0.51129</text:p>
              </table:table-cell>
              <table:table-cell office:value-type="float" office:value="0.451613">
                <text:p>0.451613</text:p>
              </table:table-cell>
              <table:table-cell office:value-type="float" office:value="0.507377">
                <text:p>0.507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5806">
                <text:p>0.675806</text:p>
              </table:table-cell>
              <table:table-cell office:value-type="float" office:value="0.725806">
                <text:p>0.725806</text:p>
              </table:table-cell>
              <table:table-cell office:value-type="float" office:value="0.702459">
                <text:p>0.702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9355">
                <text:p>0.469355</text:p>
              </table:table-cell>
              <table:table-cell office:value-type="float" office:value="0.290323">
                <text:p>0.290323</text:p>
              </table:table-cell>
              <table:table-cell office:value-type="float" office:value="0.477869">
                <text:p>0.477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0.403226">
                <text:p>0.403226</text:p>
              </table:table-cell>
              <table:table-cell office:value-type="float" office:value="0.510656">
                <text:p>0.510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3226">
                <text:p>0.703226</text:p>
              </table:table-cell>
              <table:table-cell office:value-type="float" office:value="0.629032">
                <text:p>0.629032</text:p>
              </table:table-cell>
              <table:table-cell office:value-type="float" office:value="0.654098">
                <text:p>0.654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5484">
                <text:p>0.435484</text:p>
              </table:table-cell>
              <table:table-cell office:value-type="float" office:value="0.5">
                <text:p>0.5</text:p>
              </table:table-cell>
              <table:table-cell office:value-type="float" office:value="0.460656">
                <text:p>0.460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8387">
                <text:p>0.698387</text:p>
              </table:table-cell>
              <table:table-cell office:value-type="float" office:value="0.645161">
                <text:p>0.645161</text:p>
              </table:table-cell>
              <table:table-cell office:value-type="float" office:value="0.684426">
                <text:p>0.684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6452">
                <text:p>0.556452</text:p>
              </table:table-cell>
              <table:table-cell office:value-type="float" office:value="0.532258">
                <text:p>0.532258</text:p>
              </table:table-cell>
              <table:table-cell office:value-type="float" office:value="0.540164">
                <text:p>0.540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7097">
                <text:p>0.637097</text:p>
              </table:table-cell>
              <table:table-cell office:value-type="float" office:value="0.66129">
                <text:p>0.66129</text:p>
              </table:table-cell>
              <table:table-cell office:value-type="float" office:value="0.640164">
                <text:p>0.640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0645">
                <text:p>0.480645</text:p>
              </table:table-cell>
              <table:table-cell office:value-type="float" office:value="0.435484">
                <text:p>0.435484</text:p>
              </table:table-cell>
              <table:table-cell office:value-type="float" office:value="0.511475">
                <text:p>0.511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1935">
                <text:p>0.691935</text:p>
              </table:table-cell>
              <table:table-cell office:value-type="float" office:value="0.693548">
                <text:p>0.693548</text:p>
              </table:table-cell>
              <table:table-cell office:value-type="float" office:value="0.668033">
                <text:p>0.6680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5806">
                <text:p>0.425806</text:p>
              </table:table-cell>
              <table:table-cell office:value-type="float" office:value="0.451613">
                <text:p>0.451613</text:p>
              </table:table-cell>
              <table:table-cell office:value-type="float" office:value="0.472131">
                <text:p>0.472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2581">
                <text:p>0.622581</text:p>
              </table:table-cell>
              <table:table-cell office:value-type="float" office:value="0.774194">
                <text:p>0.774194</text:p>
              </table:table-cell>
              <table:table-cell office:value-type="float" office:value="0.654918">
                <text:p>0.654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9">
                <text:p>0.46129</text:p>
              </table:table-cell>
              <table:table-cell office:value-type="float" office:value="0.419355">
                <text:p>0.419355</text:p>
              </table:table-cell>
              <table:table-cell office:value-type="float" office:value="0.472131">
                <text:p>0.472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2903">
                <text:p>0.762903</text:p>
              </table:table-cell>
              <table:table-cell office:value-type="float" office:value="0.725806">
                <text:p>0.725806</text:p>
              </table:table-cell>
              <table:table-cell office:value-type="float" office:value="0.767213">
                <text:p>0.767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9677">
                <text:p>0.659677</text:p>
              </table:table-cell>
              <table:table-cell office:value-type="float" office:value="0.677419">
                <text:p>0.677419</text:p>
              </table:table-cell>
              <table:table-cell office:value-type="float" office:value="0.671311">
                <text:p>0.671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46774">
                <text:p>0.546774</text:p>
              </table:table-cell>
              <table:table-cell office:value-type="float" office:value="0.451613">
                <text:p>0.451613</text:p>
              </table:table-cell>
              <table:table-cell office:value-type="float" office:value="0.559836">
                <text:p>0.559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6129">
                <text:p>0.616129</text:p>
              </table:table-cell>
              <table:table-cell office:value-type="float" office:value="0.709677">
                <text:p>0.709677</text:p>
              </table:table-cell>
              <table:table-cell office:value-type="float" office:value="0.610656">
                <text:p>0.610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7419">
                <text:p>0.677419</text:p>
              </table:table-cell>
              <table:table-cell office:value-type="float" office:value="0.612903">
                <text:p>0.612903</text:p>
              </table:table-cell>
              <table:table-cell office:value-type="float" office:value="0.661475">
                <text:p>0.66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5806">
                <text:p>0.475806</text:p>
              </table:table-cell>
              <table:table-cell office:value-type="float" office:value="0.354839">
                <text:p>0.354839</text:p>
              </table:table-cell>
              <table:table-cell office:value-type="float" office:value="0.518852">
                <text:p>0.518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5484">
                <text:p>0.735484</text:p>
              </table:table-cell>
              <table:table-cell office:value-type="float" office:value="0.774194">
                <text:p>0.774194</text:p>
              </table:table-cell>
              <table:table-cell office:value-type="float" office:value="0.717213">
                <text:p>0.717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161">
                <text:p>0.695161</text:p>
              </table:table-cell>
              <table:table-cell office:value-type="float" office:value="0.693548">
                <text:p>0.693548</text:p>
              </table:table-cell>
              <table:table-cell office:value-type="float" office:value="0.677869">
                <text:p>0.677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5806">
                <text:p>0.425806</text:p>
              </table:table-cell>
              <table:table-cell office:value-type="float" office:value="0.370968">
                <text:p>0.370968</text:p>
              </table:table-cell>
              <table:table-cell office:value-type="float" office:value="0.492623">
                <text:p>0.492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5484">
                <text:p>0.635484</text:p>
              </table:table-cell>
              <table:table-cell office:value-type="float" office:value="0.725806">
                <text:p>0.725806</text:p>
              </table:table-cell>
              <table:table-cell office:value-type="float" office:value="0.672951">
                <text:p>0.67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1935">
                <text:p>0.441935</text:p>
              </table:table-cell>
              <table:table-cell office:value-type="float" office:value="0.354839">
                <text:p>0.3548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2581">
                <text:p>0.722581</text:p>
              </table:table-cell>
              <table:table-cell office:value-type="float" office:value="0.709677">
                <text:p>0.709677</text:p>
              </table:table-cell>
              <table:table-cell office:value-type="float" office:value="0.718033">
                <text:p>0.718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5161">
                <text:p>0.495161</text:p>
              </table:table-cell>
              <table:table-cell office:value-type="float" office:value="0.306452">
                <text:p>0.306452</text:p>
              </table:table-cell>
              <table:table-cell office:value-type="float" office:value="0.498361">
                <text:p>0.498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6774">
                <text:p>0.496774</text:p>
              </table:table-cell>
              <table:table-cell office:value-type="float" office:value="0.564516">
                <text:p>0.564516</text:p>
              </table:table-cell>
              <table:table-cell office:value-type="float" office:value="0.527049">
                <text:p>0.527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5806">
                <text:p>0.675806</text:p>
              </table:table-cell>
              <table:table-cell office:value-type="float" office:value="0.725806">
                <text:p>0.7258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5161">
                <text:p>0.445161</text:p>
              </table:table-cell>
              <table:table-cell office:value-type="float" office:value="0.435484">
                <text:p>0.435484</text:p>
              </table:table-cell>
              <table:table-cell office:value-type="float" office:value="0.458197">
                <text:p>0.458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3871">
                <text:p>0.733871</text:p>
              </table:table-cell>
              <table:table-cell office:value-type="float" office:value="0.758065">
                <text:p>0.75806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74194">
                <text:p>0.474194</text:p>
              </table:table-cell>
              <table:table-cell office:value-type="float" office:value="0.306452">
                <text:p>0.306452</text:p>
              </table:table-cell>
              <table:table-cell office:value-type="float" office:value="0.497541">
                <text:p>0.497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2903">
                <text:p>0.662903</text:p>
              </table:table-cell>
              <table:table-cell office:value-type="float" office:value="0.806452">
                <text:p>0.806452</text:p>
              </table:table-cell>
              <table:table-cell office:value-type="float" office:value="0.665574">
                <text:p>0.6655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7742">
                <text:p>0.417742</text:p>
              </table:table-cell>
              <table:table-cell office:value-type="float" office:value="0.370968">
                <text:p>0.370968</text:p>
              </table:table-cell>
              <table:table-cell office:value-type="float" office:value="0.45082">
                <text:p>0.4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6452">
                <text:p>0.706452</text:p>
              </table:table-cell>
              <table:table-cell office:value-type="float" office:value="0.806452">
                <text:p>0.806452</text:p>
              </table:table-cell>
              <table:table-cell office:value-type="float" office:value="0.718852">
                <text:p>0.71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3871">
                <text:p>0.483871</text:p>
              </table:table-cell>
              <table:table-cell office:value-type="float" office:value="0.387097">
                <text:p>0.387097</text:p>
              </table:table-cell>
              <table:table-cell office:value-type="float" office:value="0.459016">
                <text:p>0.459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1613">
                <text:p>0.701613</text:p>
              </table:table-cell>
              <table:table-cell office:value-type="float" office:value="0.725806">
                <text:p>0.725806</text:p>
              </table:table-cell>
              <table:table-cell office:value-type="float" office:value="0.705738">
                <text:p>0.705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1613">
                <text:p>0.451613</text:p>
              </table:table-cell>
              <table:table-cell office:value-type="float" office:value="0.370968">
                <text:p>0.370968</text:p>
              </table:table-cell>
              <table:table-cell office:value-type="float" office:value="0.439344">
                <text:p>0.439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5806">
                <text:p>0.575806</text:p>
              </table:table-cell>
              <table:table-cell office:value-type="float" office:value="0.645161">
                <text:p>0.645161</text:p>
              </table:table-cell>
              <table:table-cell office:value-type="float" office:value="0.62623">
                <text:p>0.626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82258">
                <text:p>0.482258</text:p>
              </table:table-cell>
              <table:table-cell office:value-type="float" office:value="0.370968">
                <text:p>0.370968</text:p>
              </table:table-cell>
              <table:table-cell office:value-type="float" office:value="0.504918">
                <text:p>0.504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7742">
                <text:p>0.667742</text:p>
              </table:table-cell>
              <table:table-cell office:value-type="float" office:value="0.790323">
                <text:p>0.790323</text:p>
              </table:table-cell>
              <table:table-cell office:value-type="float" office:value="0.662295">
                <text:p>0.662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5806">
                <text:p>0.425806</text:p>
              </table:table-cell>
              <table:table-cell office:value-type="float" office:value="0.370968">
                <text:p>0.370968</text:p>
              </table:table-cell>
              <table:table-cell office:value-type="float" office:value="0.463115">
                <text:p>0.463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32258">
                <text:p>0.732258</text:p>
              </table:table-cell>
              <table:table-cell office:value-type="float" office:value="0.822581">
                <text:p>0.822581</text:p>
              </table:table-cell>
              <table:table-cell office:value-type="float" office:value="0.697541">
                <text:p>0.697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7742">
                <text:p>0.467742</text:p>
              </table:table-cell>
              <table:table-cell office:value-type="float" office:value="0.354839">
                <text:p>0.354839</text:p>
              </table:table-cell>
              <table:table-cell office:value-type="float" office:value="0.49918">
                <text:p>0.49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4194">
                <text:p>0.674194</text:p>
              </table:table-cell>
              <table:table-cell office:value-type="float" office:value="0.709677">
                <text:p>0.709677</text:p>
              </table:table-cell>
              <table:table-cell office:value-type="float" office:value="0.690164">
                <text:p>0.690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3226">
                <text:p>0.403226</text:p>
              </table:table-cell>
              <table:table-cell office:value-type="float" office:value="0.387097">
                <text:p>0.387097</text:p>
              </table:table-cell>
              <table:table-cell office:value-type="float" office:value="0.481148">
                <text:p>0.48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1935">
                <text:p>0.741935</text:p>
              </table:table-cell>
              <table:table-cell office:value-type="float" office:value="0.693548">
                <text:p>0.693548</text:p>
              </table:table-cell>
              <table:table-cell office:value-type="float" office:value="0.721311">
                <text:p>0.721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129">
                <text:p>0.46129</text:p>
              </table:table-cell>
              <table:table-cell office:value-type="float" office:value="0.370968">
                <text:p>0.370968</text:p>
              </table:table-cell>
              <table:table-cell office:value-type="float" office:value="0.531967">
                <text:p>0.5319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2258">
                <text:p>0.432258</text:p>
              </table:table-cell>
              <table:table-cell office:value-type="float" office:value="0.564516">
                <text:p>0.564516</text:p>
              </table:table-cell>
              <table:table-cell office:value-type="float" office:value="0.471311">
                <text:p>0.471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7742">
                <text:p>0.667742</text:p>
              </table:table-cell>
              <table:table-cell office:value-type="float" office:value="0.709677">
                <text:p>0.709677</text:p>
              </table:table-cell>
              <table:table-cell office:value-type="float" office:value="0.662295">
                <text:p>0.662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2903">
                <text:p>0.412903</text:p>
              </table:table-cell>
              <table:table-cell office:value-type="float" office:value="0.403226">
                <text:p>0.403226</text:p>
              </table:table-cell>
              <table:table-cell office:value-type="float" office:value="0.462295">
                <text:p>0.462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9032">
                <text:p>0.679032</text:p>
              </table:table-cell>
              <table:table-cell office:value-type="float" office:value="0.596774">
                <text:p>0.596774</text:p>
              </table:table-cell>
              <table:table-cell office:value-type="float" office:value="0.703279">
                <text:p>0.703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08065">
                <text:p>0.608065</text:p>
              </table:table-cell>
              <table:table-cell office:value-type="float" office:value="0.645161">
                <text:p>0.645161</text:p>
              </table:table-cell>
              <table:table-cell office:value-type="float" office:value="0.686885">
                <text:p>0.686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91935">
                <text:p>0.691935</text:p>
              </table:table-cell>
              <table:table-cell office:value-type="float" office:value="0.758065">
                <text:p>0.758065</text:p>
              </table:table-cell>
              <table:table-cell office:value-type="float" office:value="0.709836">
                <text:p>0.7098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871">
                <text:p>0.58871</text:p>
              </table:table-cell>
              <table:table-cell office:value-type="float" office:value="0.629032">
                <text:p>0.629032</text:p>
              </table:table-cell>
              <table:table-cell office:value-type="float" office:value="0.613115">
                <text:p>0.613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16129">
                <text:p>0.716129</text:p>
              </table:table-cell>
              <table:table-cell office:value-type="float" office:value="0.709677">
                <text:p>0.709677</text:p>
              </table:table-cell>
              <table:table-cell office:value-type="float" office:value="0.706557">
                <text:p>0.706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45161">
                <text:p>0.545161</text:p>
              </table:table-cell>
              <table:table-cell office:value-type="float" office:value="0.5">
                <text:p>0.5</text:p>
              </table:table-cell>
              <table:table-cell office:value-type="float" office:value="0.603279">
                <text:p>0.603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9355">
                <text:p>0.769355</text:p>
              </table:table-cell>
              <table:table-cell office:value-type="float" office:value="0.790323">
                <text:p>0.790323</text:p>
              </table:table-cell>
              <table:table-cell office:value-type="float" office:value="0.788525">
                <text:p>0.788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9355">
                <text:p>0.469355</text:p>
              </table:table-cell>
              <table:table-cell office:value-type="float" office:value="0.516129">
                <text:p>0.516129</text:p>
              </table:table-cell>
              <table:table-cell office:value-type="float" office:value="0.503279">
                <text:p>0.503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06452">
                <text:p>0.706452</text:p>
              </table:table-cell>
              <table:table-cell office:value-type="float" office:value="0.645161">
                <text:p>0.645161</text:p>
              </table:table-cell>
              <table:table-cell office:value-type="float" office:value="0.668852">
                <text:p>0.66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0968">
                <text:p>0.720968</text:p>
              </table:table-cell>
              <table:table-cell office:value-type="float" office:value="0.741935">
                <text:p>0.741935</text:p>
              </table:table-cell>
              <table:table-cell office:value-type="float" office:value="0.715574">
                <text:p>0.715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6774">
                <text:p>0.496774</text:p>
              </table:table-cell>
              <table:table-cell office:value-type="float" office:value="0.5">
                <text:p>0.5</text:p>
              </table:table-cell>
              <table:table-cell office:value-type="float" office:value="0.530328">
                <text:p>0.530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1935">
                <text:p>0.741935</text:p>
              </table:table-cell>
              <table:table-cell office:value-type="float" office:value="0.83871">
                <text:p>0.83871</text:p>
              </table:table-cell>
              <table:table-cell office:value-type="float" office:value="0.753279">
                <text:p>0.753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3871">
                <text:p>0.433871</text:p>
              </table:table-cell>
              <table:table-cell office:value-type="float" office:value="0.419355">
                <text:p>0.419355</text:p>
              </table:table-cell>
              <table:table-cell office:value-type="float" office:value="0.512295">
                <text:p>0.512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4839">
                <text:p>0.654839</text:p>
              </table:table-cell>
              <table:table-cell office:value-type="float" office:value="0.693548">
                <text:p>0.693548</text:p>
              </table:table-cell>
              <table:table-cell office:value-type="float" office:value="0.646721">
                <text:p>0.646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